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1.8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5cm" fo:min-width="1.855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079cm"/>
    </style:style>
    <style:style style:name="gr11" style:family="graphic" style:parent-style-name="standard">
      <style:graphic-properties draw:fill="solid" draw:fill-color="#bddd8d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ccccd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5.246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fill-color="#ffdd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cm" svg:height="4.5cm" svg:x="11.071cm" svg:y="7.046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layer="layout" svg:width="3.211cm" svg:height="0.962cm" svg:x="11.574cm" svg:y="9.663cm">
          <draw:text-box>
            <text:p><text:span text:style-name="T1">Database</text:span></text:p>
          </draw:text-box>
        </draw:frame>
        <draw:line draw:style-name="gr3" draw:text-style-name="P1" draw:layer="layout" svg:x1="15.621cm" svg:y1="8.126cm" svg:x2="13.493cm" svg:y2="7.198cm">
          <text:p/>
        </draw:line>
        <draw:line draw:style-name="gr3" draw:text-style-name="P1" draw:layer="layout" svg:x1="15.677cm" svg:y1="8.152cm" svg:x2="19.658cm" svg:y2="7.515cm">
          <text:p/>
        </draw:line>
        <draw:line draw:style-name="gr3" draw:text-style-name="P1" draw:layer="layout" svg:x1="15.641cm" svg:y1="8.139cm" svg:x2="15.583cm" svg:y2="9.288cm">
          <text:p/>
        </draw:line>
        <draw:frame draw:style-name="gr4" draw:text-style-name="P2" draw:layer="layout" svg:width="3.254cm" svg:height="1.244cm" svg:x="12.117cm" svg:y="7.647cm">
          <draw:text-box>
            <text:p><text:span text:style-name="T2">Incoming </text:span></text:p>
            <text:p><text:span text:style-name="T2">Notifications</text:span></text:p>
          </draw:text-box>
        </draw:frame>
        <draw:frame draw:style-name="gr4" draw:text-style-name="P2" draw:layer="layout" svg:width="3.254cm" svg:height="1.244cm" svg:x="16.403cm" svg:y="7.886cm">
          <draw:text-box>
            <text:p><text:span text:style-name="T2">Generated </text:span></text:p>
            <text:p><text:span text:style-name="T2">Notifications</text:span></text:p>
          </draw:text-box>
        </draw:frame>
        <draw:frame draw:style-name="gr5" draw:text-style-name="P2" draw:layer="layout" svg:width="2.964cm" svg:height="0.795cm" svg:x="14.709cm" svg:y="7.143cm">
          <draw:text-box>
            <text:p><text:span text:style-name="T2">Admin Data</text:span></text:p>
          </draw:text-box>
        </draw:frame>
        <draw:custom-shape draw:style-name="gr6" draw:text-style-name="P1" draw:layer="layout" svg:width="6.192cm" svg:height="5.615cm" svg:x="4.299cm" svg:y="1.2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657cm" svg:height="1.534cm" svg:x="5.198cm" svg:y="4.208cm">
          <text:p text:style-name="P1"><text:span text:style-name="T3">Notification Rece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631cm" svg:height="1.534cm" svg:x="5.212cm" svg:y="2.516cm">
          <text:p text:style-name="P3"><text:span text:style-name="T3">Admin-I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3.635cm" svg:height="0.962cm" svg:x="5.623cm" svg:y="1.509cm">
          <draw:text-box>
            <text:p>Herminator</text:p>
          </draw:text-box>
        </draw:frame>
        <draw:custom-shape draw:style-name="gr9" draw:text-style-name="P1" draw:layer="layout" svg:width="3.586cm" svg:height="1.497cm" svg:x="1.523cm" svg:y="4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3.725cm" svg:height="1.916cm" svg:x="1.209cm" svg:y="2.476cm">
          <draw:text-box>
            <text:p text:style-name="P4"><text:span text:style-name="T3">Notifications from Clients via HTTP</text:span></text:p>
          </draw:text-box>
        </draw:frame>
        <draw:frame draw:style-name="gr10" draw:text-style-name="P4" draw:layer="layout" svg:width="3.725cm" svg:height="1.361cm" svg:x="1cm" svg:y="5.506cm">
          <draw:text-box>
            <text:p text:style-name="P4"><text:span text:style-name="T3">ie. OBS, Fate, etc.</text:span></text:p>
          </draw:text-box>
        </draw:frame>
        <draw:custom-shape draw:style-name="gr11" draw:text-style-name="P1" draw:layer="layout" svg:width="3.199cm" svg:height="0.613cm" draw:transform="rotate (-0.872490093072988) translate (10.306cm 4.8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6.706cm" svg:height="0.626cm" draw:transform="rotate (2.53317087634409) translate (15.032cm 7.3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" draw:text-style-name="P1" draw:layer="layout" svg:width="7.59cm" svg:height="4.978cm" svg:x="6.405cm" svg:y="12.6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layer="layout" svg:width="5.746cm" svg:height="0.996cm" svg:x="7.419cm" svg:y="13.177cm">
            <draw:text-box>
              <text:p>hermesgenerator</text:p>
            </draw:text-box>
          </draw:frame>
          <draw:custom-shape draw:style-name="gr7" draw:text-style-name="P3" draw:layer="layout" svg:width="6.915cm" svg:height="2.055cm" svg:x="6.818cm" svg:y="14.548cm">
            <text:p text:style-name="P3"><text:span text:style-name="T3">Convert raw notifications</text:span></text:p>
            <text:p text:style-name="P3"><text:span text:style-name="T3"><text:s/></text:span><text:span text:style-name="T3">to generated notification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7.033cm" svg:height="4.804cm" svg:x="16.258cm" svg:y="12.6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5.324cm" svg:height="0.962cm" svg:x="17.198cm" svg:y="13.159cm">
            <draw:text-box>
              <text:p>hermesgenerator</text:p>
            </draw:text-box>
          </draw:frame>
          <draw:custom-shape draw:style-name="gr7" draw:text-style-name="P3" draw:layer="layout" svg:width="6.407cm" svg:height="1.984cm" svg:x="16.641cm" svg:y="14.482cm">
            <text:p text:style-name="P3"><text:span text:style-name="T3">Send out generated</text:span></text:p>
            <text:p text:style-name="P3"><text:span text:style-name="T3">messages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3" draw:layer="layout" svg:width="3.586cm" svg:height="1.497cm" svg:x="23.178cm" svg:y="13.097cm">
          <text:p text:style-name="P1"><text:span text:style-name="T3">Emai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3.586cm" svg:height="1.497cm" svg:x="23.214cm" svg:y="14.524cm">
          <text:p text:style-name="P1"><text:span text:style-name="T3">Twitter.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3.586cm" svg:height="1.497cm" svg:x="23.214cm" svg:y="16.092cm">
          <text:p text:style-name="P1"><text:span text:style-name="T3">HTTP.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" draw:text-style-name="P1" draw:layer="layout" svg:width="7.033cm" svg:height="4.804cm" svg:x="18.696cm" svg:y="1.7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2.826cm" svg:height="0.962cm" svg:x="20.82cm" svg:y="2.194cm">
            <draw:text-box>
              <text:p>Starship</text:p>
            </draw:text-box>
          </draw:frame>
          <draw:custom-shape draw:style-name="gr7" draw:text-style-name="P3" draw:layer="layout" svg:width="6.407cm" svg:height="1.984cm" svg:x="19.079cm" svg:y="3.586cm">
            <text:p text:style-name="P3"><text:span text:style-name="T3">Webapp to manage</text:span></text:p>
            <text:p text:style-name="P3"><text:span text:style-name="T3">subscriptions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5" draw:layer="layout" svg:width="5.48cm" svg:height="0.763cm" svg:x="17.093cm" svg:y="16.606cm">
          <draw:text-box>
            <text:p><text:span text:style-name="T4">Perl script, perl base libs</text:span></text:p>
          </draw:text-box>
        </draw:frame>
        <draw:frame draw:style-name="gr2" draw:text-style-name="P5" draw:layer="layout" svg:width="5.48cm" svg:height="0.763cm" svg:x="7.31cm" svg:y="16.607cm">
          <draw:text-box>
            <text:p><text:span text:style-name="T4">Perl script, perl base libs</text:span></text:p>
          </draw:text-box>
        </draw:frame>
        <draw:frame draw:style-name="gr2" draw:text-style-name="P5" draw:layer="layout" svg:width="3.47cm" svg:height="0.763cm" svg:x="20.54cm" svg:y="5.641cm">
          <draw:text-box>
            <text:p><text:span text:style-name="T4">Ruby on Rails </text:span></text:p>
          </draw:text-box>
        </draw:frame>
        <draw:frame draw:style-name="gr2" draw:text-style-name="P5" draw:layer="layout" svg:width="4.668cm" svg:height="0.763cm" svg:x="5.117cm" svg:y="5.886cm">
          <draw:text-box>
            <text:p><text:span text:style-name="T4">CGI Application, perl</text:span></text:p>
          </draw:text-box>
        </draw:frame>
        <draw:custom-shape draw:style-name="gr11" draw:text-style-name="P1" draw:layer="layout" svg:width="5.652cm" svg:height="0.626cm" draw:transform="rotate (-2.20208191724202) translate (12.228cm 8.8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5.652cm" svg:height="0.626cm" draw:transform="rotate (0.912458132942463) translate (12.646cm 13.2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4.105cm" svg:height="0.626cm" draw:transform="rotate (-1.21248023136142) translate (18.447cm 8.9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872cm" svg:height="0.626cm" draw:transform="rotate (0.93951073634837) translate (19.847cm 7.7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295cm" svg:height="0.626cm" draw:transform="rotate (0.560948821590871) translate (17.516cm 6.9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2.706cm" svg:height="1.462cm" svg:x="15.736cm" svg:y="18.278cm">
          <text:p text:style-name="P1">Hermes Components Overview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7T11:52:55</meta:creation-date>
    <dc:date>2011-09-07T17:36:37</dc:date>
    <meta:editing-duration>PT40M5S</meta:editing-duration>
    <meta:editing-cycles>2</meta:editing-cycles>
    <meta:generator>LibreOffice/3.3$Unix LibreOffice_project/330m19$Build-8</meta:generator>
    <meta:document-statistic meta:object-count="42"/>
  </office:meta>
</office:document-meta>
</file>